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center"/>
      <style:text-properties fo:color="#ffffff"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3cm" fo:margin-bottom="0cm"/>
    </style:style>
    <style:style style:name="P8" style:family="paragraph">
      <style:paragraph-properties fo:text-align="start"/>
      <style:text-properties fo:font-size="22pt"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T1" style:family="text">
      <style:text-properties fo:color="#ffffff"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channeler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Reliable multi-channel communications</text:p>
            <text:p text:style-name="P1">over unreliable networks</text:p>
          </draw:text-box>
        </draw:frame>
        <draw:frame draw:style-name="gr1" draw:text-style-name="P4" draw:layer="layout" svg:width="25.146cm" svg:height="1.987cm" svg:x="1.778cm" svg:y="6.549cm">
          <draw:text-box>
            <text:p text:style-name="P3"><text:span text:style-name="T1">Interpeer Project</text:span></text:p>
            <text:p text:style-name="P3"><text:span text:style-name="T1"><text:a xlink:href="https://interpeer.io/" xlink:type="simple">https://interpeer.io/</text:a>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-case: peer-to-peer video streaming</text:p>
                <text:list>
                  <text:list-item>
                    <text:p>Very high bandwidth requirements with 4K+</text:p>
                  </text:list-item>
                  <text:list-item>
                    <text:p>Very low latency requirements</text:p>
                  </text:list-item>
                  <text:list-item>
                    <text:p>Must be usable on UDP (NAT-piercing)</text:p>
                  </text:list-item>
                  <text:list-item>
                    <text:p>Must communicate congestion to application layer</text:p>
                    <text:list>
                      <text:list-item>
                        <text:p>Frame skip is more acceptable UX than jitter</text:p>
                      </text:list-item>
                    </text:list>
                  </text:list-item>
                </text:list>
              </text:list-item>
              <text:list-item>
                <text:p>Generalized for other use-cases</text:p>
              </text:list-item>
              <text:list-item>
                <text:p>(Optional) transport encryp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ultiple (mostly) independent virtual channels </text:p>
              </text:list-item>
              <text:list-item>
                <text:p>Multiple connections of unknown reliability</text:p>
              </text:list-item>
              <text:list-item>
                <text:p>Capable of application on NAT-pierced UDP</text:p>
              </text:list-item>
              <text:list-item>
                <text:p>Congestion prediction and recovery</text:p>
              </text:list-item>
              <text:list-item>
                <text:p>Packet failure tolerant</text:p>
              </text:list-item>
              <text:list-item>
                <text:p>Communication with application layer:</text:p>
                <text:list>
                  <text:list-item>
                    <text:p>Inform of reliability changes</text:p>
                  </text:list-item>
                  <text:list-item>
                    <text:p>Allow application to switch mitigation strategies<text:line-break/>on-the-fly</text:p>
                  </text:list-item>
                </text:list>
              </text:list-item>
              <text:list-item>
                <text:p>Transport encryption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ultiple channe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cket loss in one virtual channel must not impact other channels</text:p>
              </text:list-item>
              <text:list-item>
                <text:p>Application can dedicate channel to purpose, e.g. data vs OOB</text:p>
              </text:list-item>
              <text:list-item>
                <text:p>Channel characteristics individually configurable</text:p>
                <text:list>
                  <text:list-item>
                    <text:p>Packet loss prevention &amp; recovery</text:p>
                  </text:list-item>
                  <text:list-item>
                    <text:p>Connection selection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ultiple connec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vailable connections are unknown in advance (TCP, UDP, local multicast, …)</text:p>
              </text:list-item>
              <text:list-item>
                <text:p>Connections may be more or less reliable (TCP vs. UDP, link-level: cable vs. wireless)</text:p>
              </text:list-item>
              <text:list-item>
                <text:p>Receiver: must be able to seamlessly switch connections on a packet-by-packet basis</text:p>
              </text:list-item>
              <text:list-item>
                <text:p>Sender: must be able to decide packet-by-packet which connection to use</text:p>
                <text:list>
                  <text:list-item>
                    <text:p>In practice: bind channel to connection; change bin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liabili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For:</text:p>
                <text:list>
                  <text:list-item>
                    <text:p>UDP transport</text:p>
                  </text:list-item>
                  <text:list-item>
                    <text:p>Congestion prediction &amp; recovery</text:p>
                  </text:list-item>
                </text:list>
              </text:list-item>
              <text:list-item>
                <text:p>Implement own transport reliability</text:p>
                <text:list>
                  <text:list-item>
                    <text:p>Resend lost packets <text:span text:style-name="T2">on request</text:span> vs. TCPs mechanism</text:p>
                  </text:list-item>
                  <text:list-item>
                    <text:p>Loss <text:span text:style-name="T2">prediction</text:span> via LEDBAT-like mechanism</text:p>
                  </text:list-item>
                  <text:list-item>
                    <text:p>Loss <text:span text:style-name="T2">recovery</text:span> via TCP-Cubic-like rampup</text:p>
                  </text:list-item>
                  <text:list-item>
                    <text:p>Loss <text:span text:style-name="T2">prevention</text:span> via forward error coding</text:p>
                    <text:list>
                      <text:list-item>
                        <text:p>With configurable replication fact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pplication on UD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quired for NAT-piercing</text:p>
              </text:list-item>
              <text:list-item>
                <text:p>Compact packet envelopes</text:p>
              </text:list-item>
              <text:list-item>
                <text:p>Configurable MTU</text:p>
              </text:list-item>
              <text:list-item>
                <text:p>Message splitting &amp; reassembly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ransport encryp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itially:</text:p>
                <text:list>
                  <text:list-item>
                    <text:p>reserve a channel for encryption handshakes</text:p>
                  </text:list-item>
                  <text:list-item>
                    <text:p>DTLS: applies transport encryption to all packets, across all channels</text:p>
                    <text:list>
                      <text:list-item>
                        <text:p>Lost packet leads to DTLS record processing delays</text:p>
                      </text:list-item>
                    </text:list>
                  </text:list-item>
                </text:list>
              </text:list-item>
              <text:list-item>
                <text:p>Future:</text:p>
                <text:list>
                  <text:list-item>
                    <text:p>reserve a channel for encryption handshakes</text:p>
                  </text:list-item>
                  <text:list-item>
                    <text:p>WireGuard/NOISE: message decryption is not stalled on sequence numbering</text:p>
                  </text:list-item>
                  <text:list-item>
                    <text:p>Give each channel unique coun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draw:frame presentation:style-name="pr7" draw:text-style-name="P8" draw:layer="layout" svg:width="19.999cm" svg:height="3.506cm" svg:x="6.6cm" svg:y="8.8cm" presentation:class="title" presentation:user-transformed="true">
          <draw:text-box>
            <text:p><text:span text:style-name="T3">This work is licensed under a Creative Commons Attribution-ShareAlike 3.0 Unported License.</text:span><text:span text:style-name="T3"><text:line-break/></text:span><text:span text:style-name="T3">It makes use of the works of Mateus Machado Luna.</text:span></text:p>
          </draw:text-box>
        </draw:frame>
        <draw:frame draw:style-name="gr3" draw:text-style-name="P9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draw:frame draw:style-name="gr4" draw:text-style-name="P10" draw:layer="layout" svg:width="16.764cm" svg:height="1.987cm" svg:x="5.08cm" svg:y="3.855cm">
          <draw:text-box>
            <text:p text:style-name="P3"><text:span text:style-name="T1">Interpeer Project</text:span></text:p>
            <text:p text:style-name="P3"><text:span text:style-name="T1"><text:a xlink:href="https://interpeer.io/" xlink:type="simple">https://interpeer.io/</text:a>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5T08:22:08.774668136</meta:creation-date>
    <meta:editing-duration>PT7M42S</meta:editing-duration>
    <meta:editing-cycles>3</meta:editing-cycles>
    <meta:generator>LibreOffice/6.0.7.3$Linux_X86_64 LibreOffice_project/00m0$Build-3</meta:generator>
    <dc:title>Blueprint Plans</dc:title>
    <dc:date>2020-05-15T11:43:33.160212881</dc:date>
    <meta:document-statistic meta:object-count="70"/>
  </office:meta>
</office:document-meta>
</file>